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arning rate</text:p>
          </table:table-cell>
          <table:table-cell table:style-name="ce2" office:value-type="string" calcext:value-type="string" table:number-columns-spanned="5" table:number-rows-spanned="1">
            <text:p>Performance</text:p>
          </table:table-cell>
          <table:covered-table-cell table:number-columns-repeated="4" table:style-name="ce1"/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Average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118" calcext:value-type="float">
            <text:p>0.9118</text:p>
          </table:table-cell>
          <table:table-cell table:formula="of:=AVERAGE([.B3:.F3])" office:value-type="float" office:value="0.9111" calcext:value-type="float">
            <text:p>0.9111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1" calcext:value-type="float">
            <text:p>0.951</text:p>
          </table:table-cell>
          <table:table-cell table:formula="of:=AVERAGE([.B4:.F4])" office:value-type="float" office:value="0.95028" calcext:value-type="float">
            <text:p>0.95028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9503" calcext:value-type="float">
            <text:p>0.9503</text:p>
          </table:table-cell>
          <table:table-cell table:formula="of:=AVERAGE([.B5:.F5])" office:value-type="float" office:value="0.9512" calcext:value-type="float">
            <text:p>0.9512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9414" calcext:value-type="float">
            <text:p>0.9414</text:p>
          </table:table-cell>
          <table:table-cell office:value-type="float" office:value="0.9485" calcext:value-type="float">
            <text:p>0.9485</text:p>
          </table:table-cell>
          <table:table-cell table:formula="of:=AVERAGE([.B6:.F6])" office:value-type="float" office:value="0.94686" calcext:value-type="float">
            <text:p>0.94686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062" calcext:value-type="float">
            <text:p>0.9062</text:p>
          </table:table-cell>
          <table:table-cell table:formula="of:=AVERAGE([.B7:.F7])" office:value-type="float" office:value="0.90808" calcext:value-type="float">
            <text:p>0.90808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8731" calcext:value-type="float">
            <text:p>0.8731</text:p>
          </table:table-cell>
          <table:table-cell table:formula="of:=AVERAGE([.B8:.F8])" office:value-type="float" office:value="0.86796" calcext:value-type="float">
            <text:p>0.8679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5:44:29.172848601</meta:creation-date>
    <dc:date>2020-10-02T06:23:45.880321872</dc:date>
    <meta:editing-duration>PT18M56S</meta:editing-duration>
    <meta:editing-cycles>3</meta:editing-cycles>
    <meta:generator>LibreOffice/6.0.7.3$Linux_X86_64 LibreOffice_project/00m0$Build-3</meta:generator>
    <meta:document-statistic meta:table-count="1" meta:cell-count="50" meta:object-count="0"/>
  </office:meta>
</office:document-meta>
</file>